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Whitney SSm A1" svg:font-family="'Whitney SSm A', 'Whitney SSm B', Avenir, 'Segoe UI', Ubuntu, 'Helvetica Neue', Helvetica, Arial, sans-serif"/>
    <style:font-face style:name="Whitney SSm A" svg:font-family="'Whitney SSm A', 'Whitney SSm B', AvenirNext-Regular, 'Segoe UI', Ubuntu, 'Helvetica Neue', Helvetica, Arial, sans-serif"/>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2">
      <style:text-properties fo:font-variant="normal" fo:text-transform="none" fo:color="#39424e" style:font-name="Whitney SSm A" fo:letter-spacing="normal" fo:font-style="normal" fo:font-weight="bold" officeooo:paragraph-rsid="001e6989"/>
    </style:style>
    <style:style style:name="P2" style:family="paragraph" style:parent-style-name="Heading_20_2">
      <style:text-properties fo:font-variant="normal" fo:text-transform="none" fo:color="#39424e" style:font-name="Whitney SSm A" fo:letter-spacing="normal" fo:font-style="normal" fo:font-weight="bold" officeooo:rsid="00214e83" officeooo:paragraph-rsid="00214e83"/>
    </style:style>
    <style:style style:name="P3" style:family="paragraph" style:parent-style-name="Standard">
      <style:text-properties officeooo:rsid="00214e83" officeooo:paragraph-rsid="00214e83"/>
    </style:style>
    <style:style style:name="P4" style:family="paragraph" style:parent-style-name="Text_20_body">
      <style:text-properties officeooo:rsid="00214e83" officeooo:paragraph-rsid="00214e83"/>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7"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1ebf9b"/>
    </style:style>
    <style:style style:name="P9"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style:font-name="inherit" fo:font-size="12pt" officeooo:rsid="0020adab" officeooo:paragraph-rsid="0020adab"/>
    </style:style>
    <style:style style:name="P10" style:family="paragraph" style:parent-style-name="Text_20_body">
      <style:paragraph-properties fo:margin-left="0in" fo:margin-right="0in" fo:margin-top="0in" fo:margin-bottom="0.1043in" loext:contextual-spacing="false" fo:orphans="2" fo:widows="2" fo:text-indent="0in" style:auto-text-indent="false"/>
      <style:text-properties style:font-name="inherit" fo:font-size="12pt" loext:padding="0in" loext:border="none"/>
    </style:style>
    <style:style style:name="P11" style:family="paragraph" style:parent-style-name="Text_20_body">
      <style:paragraph-properties fo:margin-left="0in" fo:margin-right="0in" fo:margin-top="0.1252in" fo:margin-bottom="0.1252in" loext:contextual-spacing="false" fo:orphans="2" fo:widows="2" fo:text-indent="0in" style:auto-text-indent="false" fo:padding="0in" fo:border="none"/>
      <style:text-properties fo:font-variant="normal" fo:text-transform="none" fo:color="#39424e" style:font-name="Whitney SSm A1" fo:font-size="12pt" fo:letter-spacing="normal" fo:font-style="normal" fo:font-weight="normal" loext:padding="0in" loext:border="none"/>
    </style:style>
    <style:style style:name="P12" style:family="paragraph" style:parent-style-name="Text_20_body">
      <style:paragraph-properties fo:margin-left="0in" fo:margin-right="0in" fo:margin-top="0.1252in" fo:margin-bottom="0.1252in" loext:contextual-spacing="false" fo:orphans="2" fo:widows="2" fo:text-indent="0in" style:auto-text-indent="false" fo:padding="0in" fo:border="none"/>
      <style:text-properties fo:font-variant="normal" fo:text-transform="none" fo:color="#39424e" style:font-name="Whitney SSm A1" fo:font-size="12pt" fo:letter-spacing="normal" fo:font-style="normal" fo:font-weight="normal" officeooo:paragraph-rsid="001e6989" loext:padding="0in" loext:border="none"/>
    </style:style>
    <style:style style:name="P13" style:family="paragraph" style:parent-style-name="Text_20_body">
      <style:paragraph-properties fo:margin-left="0in" fo:margin-right="0in" fo:margin-top="0.1252in" fo:margin-bottom="0.1252in" loext:contextual-spacing="false" fo:orphans="2" fo:widows="2" fo:text-indent="0in" style:auto-text-indent="false" fo:padding="0in" fo:border="none"/>
      <style:text-properties officeooo:rsid="00214e83" officeooo:paragraph-rsid="00214e83"/>
    </style:style>
    <style:style style:name="P14" style:family="paragraph" style:parent-style-name="Preformatted_20_Text">
      <style:paragraph-properties fo:margin-left="0in" fo:margin-right="0in" fo:margin-top="0in" fo:margin-bottom="0in" loext:contextual-spacing="false" style:line-height-at-least="0.1874in" fo:orphans="2" fo:widows="2" fo:text-indent="0in" style:auto-text-indent="false" fo:padding="0in" fo:border="none"/>
    </style:style>
    <style:style style:name="P15" style:family="paragraph" style:parent-style-name="Preformatted_20_Text">
      <style:paragraph-properties fo:margin-top="0in" fo:margin-bottom="0in" loext:contextual-spacing="false" style:line-height-at-least="0.1874in" fo:orphans="2" fo:widows="2" fo:padding="0in" fo:border="none"/>
    </style:style>
    <style:style style:name="T1" style:family="text">
      <style:text-properties fo:font-variant="normal" fo:text-transform="none" fo:color="#39424e" style:font-name="inherit" fo:font-size="12pt" fo:letter-spacing="normal" fo:font-style="normal" fo:font-weight="bold" loext:padding="0in" loext:border="none"/>
    </style:style>
    <style:style style:name="T2" style:family="text">
      <style:text-properties fo:font-variant="normal" fo:text-transform="none" fo:color="#39424e" style:font-name="inherit" fo:font-size="12pt" fo:letter-spacing="normal" fo:font-style="normal" fo:font-weight="bold" officeooo:rsid="001ebf9b" loext:padding="0in" loext:border="none"/>
    </style:style>
    <style:style style:name="T3" style:family="text">
      <style:text-properties fo:font-variant="normal" fo:text-transform="none" fo:color="#39424e" style:font-name="inherit" fo:font-size="12pt" fo:letter-spacing="normal" fo:font-style="normal" fo:font-weight="normal" loext:padding="0in" loext:border="none"/>
    </style:style>
    <style:style style:name="T4" style:family="text">
      <style:text-properties fo:font-variant="normal" fo:text-transform="none" fo:color="#39424e" style:font-name="inherit" fo:font-size="12pt" fo:letter-spacing="normal" fo:font-style="italic" fo:font-weight="normal" loext:padding="0in" loext:border="none"/>
    </style:style>
    <style:style style:name="T5" style:family="text">
      <style:text-properties fo:font-variant="normal" fo:text-transform="none" fo:color="#39424e" style:font-name="Whitney SSm A1" fo:font-size="12pt" fo:letter-spacing="normal" fo:font-style="normal" fo:font-weight="normal" loext:padding="0in" loext:border="none"/>
    </style:style>
    <style:style style:name="T6" style:family="text">
      <style:text-properties fo:font-variant="normal" fo:text-transform="none" fo:color="#39424e" style:font-name="Whitney SSm A" fo:font-size="12pt" fo:letter-spacing="normal" fo:font-style="normal" fo:font-weight="bold" officeooo:rsid="001ebf9b" loext:padding="0in" loext:border="none"/>
    </style:style>
    <style:style style:name="T7" style:family="text">
      <style:text-properties fo:font-variant="normal" fo:text-transform="none" fo:color="#454c5f" style:font-name="Menlo" fo:font-size="10.5pt" fo:letter-spacing="normal" fo:font-style="normal" fo:font-weight="normal" fo:background-color="transparent" loext:char-shading-value="0" loext:padding="0in" loext:border="none"/>
    </style:style>
    <style:style style:name="T8" style:family="text">
      <style:text-properties officeooo:rsid="001e6989"/>
    </style:style>
    <style:style style:name="T9" style:family="text">
      <style:text-properties officeooo:rsid="00218c25"/>
    </style:style>
    <text:list-style style:name="L1">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span text:style-name="T8">Coding Problems for practice</text:span></text:h>
      <text:h text:style-name="P1" text:outline-level="2"><text:span text:style-name="T8">1) </text:span>Java Arraylist</text:h>
      <text:p text:style-name="P5"><text:span text:style-name="Strong_20_Emphasis"><text:span text:style-name="T1">Input Format</text:span></text:span><text:span text:style-name="T5"><text:line-break/>The first line has an integer </text:span><text:bookmark text:name="MathJax-Element-4-Frame"/><text:span text:style-name="T5">. In each of the next </text:span><text:bookmark text:name="MathJax-Element-5-Frame"/><text:span text:style-name="T5"> lines there will be an integer </text:span><text:bookmark text:name="MathJax-Element-6-Frame"/><text:span text:style-name="T5"> denoting number of integers on that line and then there will be </text:span><text:bookmark text:name="MathJax-Element-7-Frame"/><text:span text:style-name="T5"> space-separated integers. In the next line there will be an integer </text:span><text:bookmark text:name="MathJax-Element-8-Frame"/><text:span text:style-name="T5"> denoting number of queries. Each query will consist of two integers </text:span><text:bookmark text:name="MathJax-Element-9-Frame"/><text:span text:style-name="T5"> and </text:span><text:bookmark text:name="MathJax-Element-10-Frame"/><text:span text:style-name="T5">.</text:span></text:p>
      <text:p text:style-name="P5"><text:span text:style-name="Strong_20_Emphasis"><text:span text:style-name="T1">Constraints</text:span></text:span></text:p>
      <text:p text:style-name="P12"><text:bookmark text:name="MathJax-Element-11-Frame"/><text:span text:style-name="T8">1&lt;=n&lt;=20000</text:span></text:p>
      <text:p text:style-name="P12"><text:span text:style-name="T8">0&lt;=d&lt;=50000</text:span></text:p>
      <text:p text:style-name="P12"><text:span text:style-name="T8">1&lt;=q&lt;=1000</text:span></text:p>
      <text:p text:style-name="P12"><text:span text:style-name="T8">1&lt;=x&lt;=n</text:span><text:bookmark text:name="MathJax-Element-12-Frame"/><text:bookmark text:name="MathJax-Element-13-Frame"/><text:bookmark text:name="MathJax-Element-14-Frame"/></text:p>
      <text:p text:style-name="P11">Each number will fit in signed integer.<text:line-break/>Total number of integers in <text:bookmark text:name="MathJax-Element-15-Frame"/> lines will not cross 100000.</text:p>
      <text:p text:style-name="P5"><text:span text:style-name="Strong_20_Emphasis"><text:span text:style-name="T1">Output Format</text:span></text:span><text:span text:style-name="T5"><text:line-break/>In each line, output the number located in </text:span><text:bookmark text:name="MathJax-Element-16-Frame"/><text:span text:style-name="T5"> position of </text:span><text:bookmark text:name="MathJax-Element-17-Frame"/><text:span text:style-name="T5"> line. If there is no such position, just print "ERROR!"</text:span></text:p>
      <text:p text:style-name="P5"><text:span text:style-name="Strong_20_Emphasis"><text:span text:style-name="T1">Sample Input</text:span></text:span></text:p>
      <text:p text:style-name="P14"><text:span text:style-name="Source_20_Text"><text:span text:style-name="T7">5</text:span></text:span></text:p>
      <text:p text:style-name="P15"><text:span text:style-name="Source_20_Text"><text:span text:style-name="T7">5 41 77 74 22 44</text:span></text:span></text:p>
      <text:p text:style-name="P15"><text:span text:style-name="Source_20_Text"><text:span text:style-name="T7">1 12</text:span></text:span></text:p>
      <text:p text:style-name="P15"><text:span text:style-name="Source_20_Text"><text:span text:style-name="T7">4 37 34 36 52</text:span></text:span></text:p>
      <text:p text:style-name="P15"><text:span text:style-name="Source_20_Text"><text:span text:style-name="T7">0</text:span></text:span></text:p>
      <text:p text:style-name="P15"><text:span text:style-name="Source_20_Text"><text:span text:style-name="T7">3 20 22 33</text:span></text:span></text:p>
      <text:p text:style-name="P15"><text:span text:style-name="Source_20_Text"><text:span text:style-name="T7">5</text:span></text:span></text:p>
      <text:p text:style-name="P15"><text:span text:style-name="Source_20_Text"><text:span text:style-name="T7">1 3</text:span></text:span></text:p>
      <text:p text:style-name="P15"><text:span text:style-name="Source_20_Text"><text:span text:style-name="T7">3 4</text:span></text:span></text:p>
      <text:p text:style-name="P15"><text:span text:style-name="Source_20_Text"><text:span text:style-name="T7">3 1</text:span></text:span></text:p>
      <text:p text:style-name="P15"><text:span text:style-name="Source_20_Text"><text:span text:style-name="T7">4 3</text:span></text:span></text:p>
      <text:p text:style-name="P15"><text:span text:style-name="Source_20_Text"><text:span text:style-name="T7">5 5</text:span></text:span></text:p>
      <text:p text:style-name="P5"><text:span text:style-name="Strong_20_Emphasis"><text:span text:style-name="T1">Sample Output</text:span></text:span></text:p>
      <text:p text:style-name="P14"><text:span text:style-name="Source_20_Text"><text:span text:style-name="T7">74</text:span></text:span></text:p>
      <text:p text:style-name="P15"><text:span text:style-name="Source_20_Text"><text:span text:style-name="T7">52</text:span></text:span></text:p>
      <text:p text:style-name="P15"><text:span text:style-name="Source_20_Text"><text:span text:style-name="T7">37</text:span></text:span></text:p>
      <text:p text:style-name="P15"><text:span text:style-name="Source_20_Text"><text:span text:style-name="T7">ERROR!</text:span></text:span></text:p>
      <text:p text:style-name="P15"><text:soft-page-break/><text:span text:style-name="Source_20_Text"><text:span text:style-name="T7">ERROR!</text:span></text:span></text:p>
      <text:p text:style-name="P15"><text:span text:style-name="Source_20_Text"><text:span text:style-name="T7"/></text:span></text:p>
      <text:p text:style-name="P15"><text:span text:style-name="Source_20_Text"><text:span text:style-name="T7"/></text:span></text:p>
      <text:p text:style-name="P8"><text:span text:style-name="Strong_20_Emphasis"><text:span text:style-name="T2">2) </text:span></text:span><text:span text:style-name="Strong_20_Emphasis"><text:span text:style-name="T6">Java List</text:span></text:span></text:p>
      <text:p text:style-name="P8"><text:span text:style-name="Strong_20_Emphasis"><text:span text:style-name="T2"/></text:span></text:p>
      <text:p text:style-name="P8"><text:span text:style-name="Strong_20_Emphasis"><text:span text:style-name="T1">Input Format</text:span></text:span></text:p>
      <text:p text:style-name="P11">The first line contains an integer, <text:bookmark text:name="MathJax-Element-1-Frame"/> (the initial number of elements in <text:bookmark text:name="MathJax-Element-2-Frame"/>). <text:line-break/>The second line contains <text:bookmark text:name="MathJax-Element-3-Frame"/> space-separated integers describing <text:bookmark text:name="MathJax-Element-4-Frame1"/>. <text:line-break/>The third line contains an integer, <text:bookmark text:name="MathJax-Element-5-Frame1"/> (the number of queries). <text:line-break/>The <text:bookmark text:name="MathJax-Element-6-Frame1"/> subsequent lines describe the queries, and each query is described over two lines:</text:p>
      <text:list xml:id="list3160861122419393633" text:style-name="L1">
        <text:list-item>
          <text:p text:style-name="P6"><text:span text:style-name="T3">If the first line of a query contains the String </text:span><text:span text:style-name="Strong_20_Emphasis"><text:span text:style-name="T1">Insert</text:span></text:span><text:span text:style-name="T3">, then the second line contains two space separated integers </text:span><text:bookmark text:name="MathJax-Element-7-Frame1"/><text:span text:style-name="T3">, and the value </text:span><text:bookmark text:name="MathJax-Element-8-Frame1"/><text:span text:style-name="T3"> must be inserted into </text:span><text:bookmark text:name="MathJax-Element-9-Frame1"/><text:span text:style-name="T3"> at index </text:span><text:bookmark text:name="MathJax-Element-10-Frame1"/><text:span text:style-name="T3">.</text:span></text:p>
        </text:list-item>
        <text:list-item>
          <text:p text:style-name="P6"><text:span text:style-name="T3">If the first line of a query contains the String </text:span><text:span text:style-name="Strong_20_Emphasis"><text:span text:style-name="T1">Delete</text:span></text:span><text:span text:style-name="T3">, then the second line contains index </text:span><text:bookmark text:name="MathJax-Element-11-Frame1"/><text:span text:style-name="T3">, whose element must be deleted from </text:span><text:bookmark text:name="MathJax-Element-12-Frame1"/><text:span text:style-name="T3">.</text:span></text:p>
        </text:list-item>
      </text:list>
      <text:p text:style-name="P5"><text:span text:style-name="Strong_20_Emphasis"><text:span text:style-name="T1">Constraints</text:span></text:span></text:p>
      <text:list xml:id="list3545726347135137416" text:style-name="L2">
        <text:list-item>
          <text:p text:style-name="P9"><text:bookmark text:name="MathJax-Element-13-Frame1"/>1&lt;=N&lt;=4000</text:p>
        </text:list-item>
        <text:list-item>
          <text:p text:style-name="P9"><text:bookmark text:name="MathJax-Element-14-Frame1"/>1&lt;=Q&lt;=4000</text:p>
        </text:list-item>
        <text:list-item>
          <text:p text:style-name="P7"><text:span text:style-name="T3">Each element in is a </text:span><text:span text:style-name="Emphasis"><text:span text:style-name="T4">32-bit integer</text:span></text:span><text:span text:style-name="T3">.</text:span></text:p>
        </text:list-item>
      </text:list>
      <text:p text:style-name="P5"><text:span text:style-name="Strong_20_Emphasis"><text:span text:style-name="T1">Output Format</text:span></text:span></text:p>
      <text:p text:style-name="P11">Print the updated list <text:bookmark text:name="MathJax-Element-1-Frame1"/> as a single line of space-separated integers.</text:p>
      <text:p text:style-name="P5"><text:span text:style-name="Strong_20_Emphasis"><text:span text:style-name="T1">Sample Input</text:span></text:span></text:p>
      <text:p text:style-name="P14"><text:span text:style-name="Source_20_Text"><text:span text:style-name="T7">5</text:span></text:span></text:p>
      <text:p text:style-name="P15"><text:span text:style-name="Source_20_Text"><text:span text:style-name="T7">12 0 1 78 12</text:span></text:span></text:p>
      <text:p text:style-name="P15"><text:span text:style-name="Source_20_Text"><text:span text:style-name="T7">2</text:span></text:span></text:p>
      <text:p text:style-name="P15"><text:span text:style-name="Source_20_Text"><text:span text:style-name="T7">Insert</text:span></text:span></text:p>
      <text:p text:style-name="P15"><text:span text:style-name="Source_20_Text"><text:span text:style-name="T7">5 23</text:span></text:span></text:p>
      <text:p text:style-name="P15"><text:span text:style-name="Source_20_Text"><text:span text:style-name="T7">Delete</text:span></text:span></text:p>
      <text:p text:style-name="P15"><text:span text:style-name="Source_20_Text"><text:span text:style-name="T7">0</text:span></text:span></text:p>
      <text:p text:style-name="P5"><text:span text:style-name="Strong_20_Emphasis"><text:span text:style-name="T1">Sample Output</text:span></text:span></text:p>
      <text:p text:style-name="P14"><text:span text:style-name="Source_20_Text"><text:span text:style-name="T7">0 1 78 12 23</text:span></text:span></text:p>
      <text:p text:style-name="P10"/>
      <text:h text:style-name="P2" text:outline-level="2"><text:span text:style-name="T9">3) </text:span>Java Map</text:h>
      <text:p text:style-name="P4"><text:span text:style-name="T5">You are given a phone book that consists of people's names and their phone number. After that you will be given some person's name as query. For each query, print the phone number of that person.</text:span></text:p>
      <text:p text:style-name="P5"><text:span text:style-name="Strong_20_Emphasis"><text:span text:style-name="T1">Input Format</text:span></text:span></text:p>
      <text:p text:style-name="P11"><text:soft-page-break/>The first line will have an integer <text:bookmark text:name="MathJax-Element-1-Frame2"/> denoting the number of entries in the phone book. Each entry consists of two lines: a name and the corresponding phone number. </text:p>
      <text:p text:style-name="P11">After these, there will be some queries. Each query will contain a person's name. Read the queries until end-of-file.</text:p>
      <text:p text:style-name="P5"><text:span text:style-name="Emphasis"><text:span text:style-name="T4">Constraints:</text:span></text:span><text:span text:style-name="T5"><text:line-break/>A person's name consists of only lower-case English letters and it may be in the format 'first-name last-name' or in the format 'first-name'. Each phone number has exactly 8 digits without any leading zeros.</text:span></text:p>
      <text:p text:style-name="P13"><text:bookmark text:name="MathJax-Element-2-Frame1"/><text:bookmark text:name="MathJax-Element-3-Frame1"/>1&lt;=n&lt;=100000</text:p>
      <text:p text:style-name="P13">1&lt;=Query&lt;=100000</text:p>
      <text:p text:style-name="P5"><text:span text:style-name="Strong_20_Emphasis"><text:span text:style-name="T1">Output Format</text:span></text:span></text:p>
      <text:p text:style-name="P11">For each case, print "Not found" if the person has no entry in the phone book. Otherwise, print the person's name and phone number. See sample output for the exact format.</text:p>
      <text:p text:style-name="P11">To make the problem easier, we provided a portion of the code in the editor. You can either complete that code or write completely on your own.</text:p>
      <text:p text:style-name="P5"><text:span text:style-name="Strong_20_Emphasis"><text:span text:style-name="T1">Sample Input</text:span></text:span></text:p>
      <text:p text:style-name="P14"><text:span text:style-name="Source_20_Text"><text:span text:style-name="T7">3</text:span></text:span></text:p>
      <text:p text:style-name="P15"><text:span text:style-name="Source_20_Text"><text:span text:style-name="T7">uncle sam</text:span></text:span></text:p>
      <text:p text:style-name="P15"><text:span text:style-name="Source_20_Text"><text:span text:style-name="T7">99912222</text:span></text:span></text:p>
      <text:p text:style-name="P15"><text:span text:style-name="Source_20_Text"><text:span text:style-name="T7">tom</text:span></text:span></text:p>
      <text:p text:style-name="P15"><text:span text:style-name="Source_20_Text"><text:span text:style-name="T7">11122222</text:span></text:span></text:p>
      <text:p text:style-name="P15"><text:span text:style-name="Source_20_Text"><text:span text:style-name="T7">harry</text:span></text:span></text:p>
      <text:p text:style-name="P15"><text:span text:style-name="Source_20_Text"><text:span text:style-name="T7">12299933</text:span></text:span></text:p>
      <text:p text:style-name="P15"><text:span text:style-name="Source_20_Text"><text:span text:style-name="T7">uncle sam</text:span></text:span></text:p>
      <text:p text:style-name="P15"><text:span text:style-name="Source_20_Text"><text:span text:style-name="T7">uncle tom</text:span></text:span></text:p>
      <text:p text:style-name="P15"><text:span text:style-name="Source_20_Text"><text:span text:style-name="T7">harry</text:span></text:span></text:p>
      <text:p text:style-name="P5"><text:span text:style-name="Strong_20_Emphasis"><text:span text:style-name="T1">Sample Output</text:span></text:span></text:p>
      <text:p text:style-name="P14"><text:span text:style-name="Source_20_Text"><text:span text:style-name="T7">uncle sam=99912222</text:span></text:span></text:p>
      <text:p text:style-name="P15"><text:span text:style-name="Source_20_Text"><text:span text:style-name="T7">Not found</text:span></text:span></text:p>
      <text:p text:style-name="P15"><text:span text:style-name="Source_20_Text"><text:span text:style-name="T7">harry=12299933</text:spa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Whitney SSm A1" svg:font-family="'Whitney SSm A', 'Whitney SSm B', Avenir, 'Segoe UI', Ubuntu, 'Helvetica Neue', Helvetica, Arial, sans-serif"/>
    <style:font-face style:name="Whitney SSm A" svg:font-family="'Whitney SSm A', 'Whitney SSm B', AvenirNext-Regular, 'Segoe UI', Ubuntu, 'Helvetica Neue', Helvetica, Arial, sans-serif"/>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ve </meta:initial-creator>
    <meta:creation-date>2017-02-14T22:23:02.999796545</meta:creation-date>
    <dc:date>2017-02-14T22:32:30.546091563</dc:date>
    <dc:creator>prave </dc:creator>
    <meta:editing-duration>PT9M28S</meta:editing-duration>
    <meta:editing-cycles>5</meta:editing-cycles>
    <meta:generator>LibreOffice/5.0.6.2$Linux_X86_64 LibreOffice_project/00$Build-2</meta:generator>
    <meta:document-statistic meta:table-count="0" meta:image-count="0" meta:object-count="0" meta:page-count="3" meta:paragraph-count="76" meta:word-count="509" meta:character-count="2767" meta:non-whitespace-character-count="2319"/>
  </office:meta>
</office:document-meta>
</file>